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46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9.407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2.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05cm" fo:break-before="auto" style:use-optimal-row-height="false"/>
    </style:style>
    <style:style style:name="ro2" style:family="table-row">
      <style:table-row-properties style:row-height="1.081cm" fo:break-before="auto" style:use-optimal-row-height="false"/>
    </style:style>
    <style:style style:name="ro3" style:family="table-row">
      <style:table-row-properties style:row-height="2.422cm" fo:break-before="auto" style:use-optimal-row-height="false"/>
    </style:style>
    <style:style style:name="ro4" style:family="table-row">
      <style:table-row-properties style:row-height="2.605cm" fo:break-before="auto" style:use-optimal-row-height="false"/>
    </style:style>
    <style:style style:name="ro5" style:family="table-row">
      <style:table-row-properties style:row-height="2.632cm" fo:break-before="auto" style:use-optimal-row-height="fals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3.526cm" fo:break-before="auto" style:use-optimal-row-height="true"/>
    </style:style>
    <style:style style:name="ro8" style:family="table-row">
      <style:table-row-properties style:row-height="2.947cm" fo:break-before="auto" style:use-optimal-row-height="true"/>
    </style:style>
    <style:style style:name="ro9" style:family="table-row">
      <style:table-row-properties style:row-height="4.106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2.741cm" fo:break-before="auto" style:use-optimal-row-height="fals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fo:color="#00381f" style:font-name="Noto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cm"/>
      <style:text-properties style:font-name="Noto Seri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font-name="Noto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0.176cm"/>
      <style:text-properties style:text-outline="false" style:text-line-through-style="none" style:text-line-through-type="none" style:font-name="Noto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28" style:family="table-cell" style:parent-style-name="Default" style:data-style-name="N106">
      <style:table-cell-properties style:text-align-source="fix" style:repeat-content="false" fo:border="0.74pt solid #000000" style:vertical-align="middle"/>
      <style:paragraph-properties fo:text-align="center" css3t:text-justify="auto" fo:margin-left="0cm"/>
      <style:text-properties style:font-name="Noto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cm"/>
      <style:text-properties style:font-name="Noto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Noto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26"/>
        <table:table-column table:style-name="co4" table:default-cell-style-name="ce7"/>
        <table:table-column table:style-name="co5" table:default-cell-style-name="ce7"/>
        <table:table-column table:style-name="co6" table:number-columns-repeated="59" table:default-cell-style-name="ce14"/>
        <table:table-column table:style-name="co6" table:number-columns-repeated="960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POTASIEPE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5" table:number-rows-spanned="1">
            <text:p>Giardiniere in Cervignano del Friuli (UD) – Tel. 388 9005888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ELENCO PREZZI UNITARI PER LE OPERE DI SISTEMAZIONE A VERDE 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17" office:value-type="string" calcext:value-type="string">
            <text:p>N°</text:p>
          </table:table-cell>
          <table:table-cell table:style-name="ce21" office:value-type="string" calcext:value-type="string">
            <text:p>TITOLO</text:p>
          </table:table-cell>
          <table:table-cell table:style-name="ce21" office:value-type="string" calcext:value-type="string">
            <text:p>DESCRIZIONE</text:p>
          </table:table-cell>
          <table:table-cell table:style-name="ce17" office:value-type="string" calcext:value-type="string">
            <text:p>UM</text:p>
          </table:table-cell>
          <table:table-cell table:style-name="ce17" office:value-type="string" calcext:value-type="string">
            <text:p>PREZZO</text:p>
          </table:table-cell>
          <table:table-cell table:style-name="ce30" table:number-columns-repeated="1019"/>
        </table:table-row>
        <table:table-row table:style-name="ro3">
          <table:table-cell table:style-name="ce6" office:value-type="string" calcext:value-type="string">
            <text:p>M1</text:p>
          </table:table-cell>
          <table:table-cell table:style-name="ce11" office:value-type="string" calcext:value-type="string">
            <text:p>Prato a rotoli <text:s/>fino a 35 mq</text:p>
          </table:table-cell>
          <table:table-cell table:style-name="ce13" office:value-type="string" calcext:value-type="string">
            <text:p><text:span text:style-name="T1">✔ Diserbo, ✔</text:span> Dissodamento terreno</text:p>
            <text:p>✔ Livellamento ✔ Rullatura ✔ Concimazione 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6" office:value-type="float" office:value="15" calcext:value-type="float">
            <text:p>15</text:p>
          </table:table-cell>
          <table:table-cell table:style-name="ce30" table:number-columns-repeated="1019"/>
        </table:table-row>
        <table:table-row table:style-name="ro4">
          <table:table-cell table:style-name="ce6" office:value-type="string" calcext:value-type="string">
            <text:p>M2</text:p>
          </table:table-cell>
          <table:table-cell table:style-name="ce11" office:value-type="string" calcext:value-type="string">
            <text:p>Prato a rotoli <text:s text:c="2"/>tra i 36 e 7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M3</text:p>
          </table:table-cell>
          <table:table-cell table:style-name="ce11" office:value-type="string" calcext:value-type="string">
            <text:p>Prato a rotoli <text:s text:c="2"/>tra i 71 e 150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019"/>
        </table:table-row>
        <table:table-row table:style-name="ro6">
          <table:table-cell table:style-name="ce6" office:value-type="string" calcext:value-type="string">
            <text:p>M4</text:p>
          </table:table-cell>
          <table:table-cell table:style-name="ce11" office:value-type="string" calcext:value-type="string">
            <text:p>Prato a rotoli <text:s/>oltre 151 mq</text:p>
          </table:table-cell>
          <table:table-cell table:style-name="ce13" office:value-type="string" calcext:value-type="string">
            <text:p><text:span text:style-name="T1">✔ Diserbo, ✔ Dissodamento terreno</text:span></text:p>
            <text:p><text:span text:style-name="T1">✔ Livellamento ✔ Rullatura ✔ Concimazione </text:span></text:p>
            <text:p><text:span text:style-name="T1">✔ Fornitura prato a rotoli  ✔ Posa</text:span></text:p>
          </table:table-cell>
          <table:table-cell table:style-name="ce6" office:value-type="string" calcext:value-type="string">
            <text:p>mq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5</text:p>
          </table:table-cell>
          <table:table-cell table:style-name="ce22" office:value-type="string" calcext:value-type="string">
            <text:p>Tappeti erbosi tra i 2000 e 5000 mq</text:p>
          </table:table-cell>
          <table:table-cell table:style-name="ce10" office:value-type="string" calcext:value-type="string">
            <text:p>taglio del tappeto erboso con tosaerba a lama rotante, con raccolta di materiale di risulta escluso onere di smaltimento. Tappeto erboso in parchi e giardini con 8-12 sfalci all'anno con superfici tra i 2000 e i 5000 mq. Prezzo per intervento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097" calcext:value-type="float">
            <text:p>0,097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6</text:p>
          </table:table-cell>
          <table:table-cell table:style-name="ce22" office:value-type="string" calcext:value-type="string">
            <text:p>Tappeti erbosi oltre 5000 mq</text:p>
          </table:table-cell>
          <table:table-cell table:style-name="ce10" office:value-type="string" calcext:value-type="string">
            <text:p>taglio del tappeto erboso con tosaerba a lama rotante, con sminuzzamento e rilascio del materiale <text:span text:style-name="T2">in situ</text:span> omogeneamente distribuito. Tappeti erbosi in parchi e giardini con 8-12 tagli anno per superfici oltre 5000 mq.  Prezzo per intervento.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055" calcext:value-type="float">
            <text:p>0,055</text:p>
          </table:table-cell>
          <table:table-cell table:number-columns-repeated="1019"/>
        </table:table-row>
        <table:table-row table:style-name="ro8">
          <table:table-cell table:style-name="ce6" office:value-type="string" calcext:value-type="string">
            <text:p>M7</text:p>
          </table:table-cell>
          <table:table-cell table:style-name="ce22" office:value-type="string" calcext:value-type="string">
            <text:p>Concimazione tappeti erbosi</text:p>
          </table:table-cell>
          <table:table-cell table:style-name="ce10" office:value-type="string" calcext:value-type="string">
            <text:p>Concimazione d'esercizio dei tappeti erbosi compresa la fornitura di concimi specifici per prati, distribuzione uniforme con carrello dosatore o distribuzione meccanica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119" calcext:value-type="float">
            <text:p>0,119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8</text:p>
          </table:table-cell>
          <table:table-cell table:style-name="ce22" office:value-type="string" calcext:value-type="string">
            <text:p>Potatura siepe con perimetro sezione media fino a 2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3.718" calcext:value-type="float">
            <text:p>3,718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9</text:p>
          </table:table-cell>
          <table:table-cell table:style-name="ce22" office:value-type="string" calcext:value-type="string">
            <text:p>Potatura siepe con perimetro sezione media da 200 a 35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4.925" calcext:value-type="float">
            <text:p>4,925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0</text:p>
          </table:table-cell>
          <table:table-cell table:style-name="ce22" office:value-type="string" calcext:value-type="string">
            <text:p>Potatura siepe con perimetro sezione media da 350 a 500 cm</text:p>
          </table:table-cell>
          <table:table-cell table:style-name="ce10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8.521" calcext:value-type="float">
            <text:p>8,521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1</text:p>
          </table:table-cell>
          <table:table-cell table:style-name="ce22" office:value-type="string" calcext:value-type="string">
            <text:p>Potatura siepe con perimetro sezione media da 500 a 800 cm</text:p>
          </table:table-cell>
          <table:table-cell table:style-name="ce24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13.194" calcext:value-type="float">
            <text:p>13,194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2</text:p>
          </table:table-cell>
          <table:table-cell table:style-name="ce22" office:value-type="string" calcext:value-type="string">
            <text:p>Potatura di arbusti e cespugli con altezza media fino a 1 m</text:p>
          </table:table-cell>
          <table:table-cell table:style-name="ce10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4.474" calcext:value-type="float">
            <text:p>4,474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3</text:p>
          </table:table-cell>
          <table:table-cell table:style-name="ce22" office:value-type="string" calcext:value-type="string">
            <text:p>Potatura di arbusti e cespugli con altezza media da 1 a 1,5 m</text:p>
          </table:table-cell>
          <table:table-cell table:style-name="ce10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9.295" calcext:value-type="float">
            <text:p>9,295</text:p>
          </table:table-cell>
          <table:table-cell table:number-columns-repeated="1019"/>
        </table:table-row>
        <table:table-row table:style-name="ro9">
          <table:table-cell table:style-name="ce6" office:value-type="string" calcext:value-type="string">
            <text:p>M14</text:p>
          </table:table-cell>
          <table:table-cell table:style-name="ce22" office:value-type="string" calcext:value-type="string">
            <text:p>Potatura di arbusti e cespugli con altezza media oltre 1,5 m</text:p>
          </table:table-cell>
          <table:table-cell table:style-name="ce10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16.487" calcext:value-type="float">
            <text:p>16,487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M15</text:p>
          </table:table-cell>
          <table:table-cell table:style-name="ce22" office:value-type="string" calcext:value-type="string">
            <text:p>Potatura di olivi o fruttiferi</text:p>
          </table:table-cell>
          <table:table-cell table:style-name="ce10" office:value-type="string" calcext:value-type="string">
            <text:p>Potatura di risanamento e ringiovanimento di alberi da frutto e da fiore al fine di garantire ripresa vegetativa e fioritura.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74.983" calcext:value-type="float">
            <text:p>74,983</text:p>
          </table:table-cell>
          <table:table-cell table:number-columns-repeated="1019"/>
        </table:table-row>
        <table:table-row table:style-name="ro11">
          <table:table-cell table:style-name="ce6" office:value-type="string" calcext:value-type="string">
            <text:p>M16</text:p>
          </table:table-cell>
          <table:table-cell table:style-name="ce22" office:value-type="string" calcext:value-type="string">
            <text:p>Concimazione arbusti</text:p>
          </table:table-cell>
          <table:table-cell table:style-name="ce10" office:value-type="string" calcext:value-type="string">
            <text:p>Concimazione manuale per siepi, arbusti e cespugli con concimi specifici e con distribuzione uniforme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449" calcext:value-type="float">
            <text:p>0,449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M17</text:p>
          </table:table-cell>
          <table:table-cell table:style-name="ce22" office:value-type="string" calcext:value-type="string">
            <text:p>Messa a dimora di piante da siepe</text:p>
          </table:table-cell>
          <table:table-cell table:style-name="ce10" office:value-type="string" calcext:value-type="string">
            <text:p>Piantagione di specie arbustive con densità di posa da 1 a 8 piante/mq, formazione di </text:p>
            <text:p>buca di dimensioni adeguate, non inferiore a 25 x 25 x 25 cm, piantumazione, rinterro, fornitura e distribuzione di ammendante organico 50 l/mq, bagnatura con 40 l/mq di acqua, esclusa la fornitura di arbusti e la pacciamatura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4.751" calcext:value-type="float">
            <text:p>4,751</text:p>
          </table:table-cell>
          <table:table-cell table:number-columns-repeated="1019"/>
        </table:table-row>
        <table:table-row table:style-name="ro10">
          <table:table-cell table:style-name="ce6" office:value-type="string" calcext:value-type="string">
            <text:p>M18</text:p>
          </table:table-cell>
          <table:table-cell table:style-name="ce22" office:value-type="string" calcext:value-type="string">
            <text:p>Pacciamatura con corteccia</text:p>
          </table:table-cell>
          <table:table-cell table:style-name="ce10" office:value-type="string" calcext:value-type="string">
            <text:p><text:s/>Distribuzione di corteccia di pino ex-novo (pezzatura 2-4 cm) in modo omogeneo con spessore di 10-15 cm, compresa la fornitura. Il Prezzo vale sia per le unità fisiche espresse in metri quadri (mq) <text:s/>che in numero (cad) che in metri lineari (m). Fa fede l'unità di misura associata all'unità fisica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11.596" calcext:value-type="float">
            <text:p>11,596</text:p>
          </table:table-cell>
          <table:table-cell table:number-columns-repeated="1019"/>
        </table:table-row>
        <table:table-row table:style-name="ro7">
          <table:table-cell table:style-name="ce6" office:value-type="string" calcext:value-type="string">
            <text:p>M19</text:p>
          </table:table-cell>
          <table:table-cell table:style-name="ce22" office:value-type="string" calcext:value-type="string">
            <text:p>Asportazione foglie e residui vegetali da superfici inghiaiate</text:p>
          </table:table-cell>
          <table:table-cell table:style-name="ce10" office:value-type="string" calcext:value-type="string">
            <text:p>Asportazione foglie da superfici non inerbite, eseguibili a mano, intervento comprensivo di raccolta, carico, trasporto e conferimento del materiale di risulta, escluso l'onere di smaltimento, per un minimo di tre volte l'anno.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375" calcext:value-type="float">
            <text:p>0,375</text:p>
          </table:table-cell>
          <table:table-cell table:number-columns-repeated="1019"/>
        </table:table-row>
        <table:table-row table:style-name="ro12">
          <table:table-cell table:style-name="ce6" office:value-type="string" calcext:value-type="string">
            <text:p>M20</text:p>
          </table:table-cell>
          <table:table-cell table:style-name="ce22" office:value-type="string" calcext:value-type="string">
            <text:p>Insetticida antizanzare</text:p>
          </table:table-cell>
          <table:table-cell table:style-name="ce10" office:value-type="string" calcext:value-type="string">
            <text:p>A mezzo emulsione concentrata in soluzione glicolica (B.I.A.) ad ampio spettro, con efficace azione abbattente e residuale. Non contiene solventi idrocarburici, inodore, no tossico.</text:p>
          </table:table-cell>
          <table:table-cell table:style-name="ce27" office:value-type="string" calcext:value-type="string">
            <text:p>mq</text:p>
          </table:table-cell>
          <table:table-cell table:style-name="ce27" office:value-type="float" office:value="0.6" calcext:value-type="float">
            <text:p>0,6</text:p>
          </table:table-cell>
          <table:table-cell table:number-columns-repeated="1019"/>
        </table:table-row>
        <table:table-row table:style-name="ro13">
          <table:table-cell table:style-name="ce6" office:value-type="string" calcext:value-type="string">
            <text:p>M21</text:p>
          </table:table-cell>
          <table:table-cell table:style-name="ce22" office:value-type="string" calcext:value-type="string">
            <text:p>Oneri di smaltimento</text:p>
          </table:table-cell>
          <table:table-cell table:style-name="ce10" office:value-type="string" calcext:value-type="string">
            <text:p>Conferimento a discarica autorizzata per lo smaltimento di: rifiuti vegetali (erba, arbusti, frasca, ramaglia, vegetazione varia)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float" office:value="98.73" calcext:value-type="float">
            <text:p>98,73</text:p>
          </table:table-cell>
          <table:table-cell table:number-columns-repeated="1019"/>
        </table:table-row>
        <table:table-row table:style-name="ro14" table:number-rows-repeated="104855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fo:margin-top="2cm" fo:margin-bottom="2cm" fo:margin-left="1.499cm" fo:margin-right="1.499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6:37:28.94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3-31T14:05:51.631504559</meta:creation-date>
    <dc:date>2020-08-14T17:14:49.001000000</dc:date>
    <meta:editing-duration>PT2H35M14S</meta:editing-duration>
    <meta:editing-cycles>40</meta:editing-cycles>
    <meta:generator>LibreOffice/6.4.4.2$Windows_X86_64 LibreOffice_project/3d775be2011f3886db32dfd395a6a6d1ca2630ff</meta:generator>
    <meta:document-statistic meta:table-count="1" meta:cell-count="113" meta:object-count="0"/>
  </office:meta>
</office:document-meta>
</file>